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395" officeooo:paragraph-rsid="00096395"/>
    </style:style>
    <style:style style:name="P2" style:family="paragraph" style:parent-style-name="Standard">
      <style:paragraph-properties fo:text-align="center" style:justify-single-word="false"/>
      <style:text-properties fo:font-size="14pt" officeooo:rsid="00096395" officeooo:paragraph-rsid="00096395" style:font-size-asian="14pt" style:font-size-complex="14pt"/>
    </style:style>
    <style:style style:name="P3" style:family="paragraph" style:parent-style-name="Standard">
      <style:text-properties fo:font-weight="bold" officeooo:rsid="00096395" officeooo:paragraph-rsid="0009639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ctividad 3</text:span></text:p>
      <text:p text:style-name="P1"><text:span text:style-name="T1"/></text:p>
      <text:p text:style-name="P1"><text:span text:style-name="T1">Semàfors</text:span>: Permitixen al programador asistir al planificador del sistema operatiu en la seua toma de decisions de manera que permiteixen sincronitzar l’ejecució de 2 o més procesos</text:p>
      <text:p text:style-name="P1"/>
      <text:p text:style-name="P3">Monitors:<text:span text:style-name="T2"> Son una solució inmediata a la visualització en temps real dels procesos de la teua empresa, la cual simplifica els temps de monitoreig de aquells procesos mitjançant una o varies pantalles físiqu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08:13:32.724373795</meta:creation-date>
    <dc:date>2022-10-25T08:17:36.029643812</dc:date>
    <meta:editing-duration>PT4M3S</meta:editing-duration>
    <meta:editing-cycles>1</meta:editing-cycles>
    <meta:document-statistic meta:table-count="0" meta:image-count="0" meta:object-count="0" meta:page-count="1" meta:paragraph-count="3" meta:word-count="62" meta:character-count="398" meta:non-whitespace-character-count="339"/>
    <meta:generator>LibreOffice/6.4.7.2$Linux_X86_64 LibreOffice_project/40$Build-2</meta:generator>
  </office:meta>
</office:document-meta>
</file>